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11.9083in"/>
    </style:style>
    <style:style style:name="co4" style:family="table-column">
      <style:table-column-properties fo:break-before="auto" style:column-width="6.5437in"/>
    </style:style>
    <style:style style:name="co5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5.702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visibility="collapse">
          <table:table-cell/>
          <table:table-cell table:style-name="ce3"/>
          <table:table-cell/>
          <table:table-cell table:style-name="ce1"/>
          <table:table-cell table:style-name="ce5" table:number-columns-repeated="4"/>
          <table:table-cell/>
        </table:table-row>
        <table:table-row table:style-name="ro2">
          <table:table-cell table:style-name="ce1" office:value-type="string">
            <text:p>Sprint Goal &amp; Number</text:p>
          </table:table-cell>
          <table:table-cell table:style-name="ce1" office:value-type="string">
            <text:p>User Story ID</text:p>
          </table:table-cell>
          <table:table-cell table:style-name="ce1" office:value-type="string">
            <text:p>User Story</text:p>
          </table:table-cell>
          <table:table-cell office:value-type="string">
            <text:p>Tasks for User Story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Story Points</text:p>
          </table:table-cell>
          <table:table-cell table:style-name="ce5" office:value-type="string">
            <text:p>Points Completed</text:p>
          </table:table-cell>
          <table:table-cell table:style-name="ce5" office:value-type="string">
            <text:p>Team Names/Contribution</text:p>
          </table:table-cell>
          <table:table-cell table:style-name="ce5" office:value-type="string">
            <text:p>Extra Details</text:p>
          </table:table-cell>
        </table:table-row>
        <table:table-row table:style-name="ro3" table:visibility="collapse">
          <table:table-cell table:style-name="ce2"/>
          <table:table-cell/>
          <table:table-cell table:style-name="ce1" table:number-columns-repeated="2"/>
          <table:table-cell/>
          <table:table-cell table:style-name="ce5" table:number-columns-repeated="2"/>
          <table:table-cell table:number-columns-repeated="2"/>
        </table:table-row>
        <table:table-row table:style-name="ro4" table:visibility="collapse"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4" table:visibility="collapse">
          <table:table-cell table:number-columns-repeated="3"/>
          <table:table-cell table:style-name="ce1"/>
          <table:table-cell/>
          <table:table-cell table:style-name="ce5" table:number-columns-repeated="2"/>
          <table:table-cell table:number-columns-repeated="2"/>
        </table:table-row>
        <table:table-row table:style-name="ro4" table:visibility="collapse"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office:value-type="float" office:value="6">
            <text:p>6</text:p>
          </table:table-cell>
          <table:table-cell table:style-name="Excel_20_Built-in_20_Normal" office:value-type="float" office:value="12">
            <text:p>12</text:p>
          </table:table-cell>
          <table:table-cell table:style-name="ce3" office:value-type="string">
            <text:p>As a variety loving user, I would like multiple gameplay modes, so that I won't get bored of just one.</text:p>
          </table:table-cell>
          <table:table-cell office:value-type="string">
            <text:p>Overall: Enable multiple modes</text:p>
          </table:table-cell>
          <table:table-cell office:value-type="string">
            <text:p>gameplay</text:p>
          </table:table-cell>
          <table:table-cell office:value-type="string">
            <text:p>9 total</text:p>
          </table:table-cell>
          <table:table-cell office:value-type="string">
            <text:p>3 total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Create Casual Mode via Unit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stin, Spencer</text:p>
          </table:table-cell>
          <table:table-cell office:value-type="string">
            <text:p>turn based play now works as it should</text:p>
          </table:table-cell>
        </table:table-row>
        <table:table-row table:style-name="ro5">
          <table:table-cell table:number-columns-repeated="3"/>
          <table:table-cell office:value-type="string">
            <text:p>Create Competitive mode via Unit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stin, Spencer</text:p>
          </table:table-cell>
          <table:table-cell office:value-type="string">
            <text:p>turn based play now works as it should</text:p>
          </table:table-cell>
        </table:table-row>
        <table:table-row table:style-name="ro5">
          <table:table-cell table:number-columns-repeated="3"/>
          <table:table-cell office:value-type="string">
            <text:p>Create vs. AI Mode via Unit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stin, Spencer</text:p>
          </table:table-cell>
          <table:table-cell office:value-type="string">
            <text:p>turn based play now works as it should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Excel_20_Built-in_20_Normal" office:value-type="float" office:value="13">
            <text:p>13</text:p>
          </table:table-cell>
          <table:table-cell table:style-name="ce4" office:value-type="string">
            <text:p>As a competitive user, I would like a ranked option, so that I can play against opponents of similar skill.</text:p>
          </table:table-cell>
          <table:table-cell office:value-type="string">
            <text:p>Overall: Match scores with opponent</text:p>
          </table:table-cell>
          <table:table-cell office:value-type="string">
            <text:p>gameplay</text:p>
          </table:table-cell>
          <table:table-cell office:value-type="string">
            <text:p>6 total</text:p>
          </table:table-cell>
          <table:table-cell office:value-type="string">
            <text:p>2 total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Enable 2 player basic gam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Austin, Spencer</text:p>
          </table:table-cell>
          <table:table-cell office:value-type="string">
            <text:p>turn based play now works as it should, executable created</text:p>
          </table:table-cell>
        </table:table-row>
        <table:table-row table:style-name="ro5">
          <table:table-cell table:number-columns-repeated="3"/>
          <table:table-cell office:value-type="string">
            <text:p>record scor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match score with future opponent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14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5-02T13:56:50.82</meta:creation-date>
    <dc:date>2021-05-02T14:21:28.27</dc:date>
    <dc:creator>Peter Clukey</dc:creator>
    <meta:editing-duration>PT7M56S</meta:editing-duration>
    <meta:editing-cycles>1</meta:editing-cycles>
    <meta:document-statistic meta:table-count="3" meta:cell-count="49" meta:object-count="0"/>
    <meta:generator>OpenOffice/4.1.5$Win32 OpenOffice.org_project/415m1$Build-9789</meta:generator>
  </office:meta>
</office:document-meta>
</file>